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draw:fill="none" draw:stroke="solid" svg:stroke-width="0.01389in" svg:stroke-color="#000000" svg:stroke-opacity="100%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elfolie" presentation:presentation-page-layout-name="Master1-PPL1" draw:id="Slide-256">
        <draw:frame draw:id="id69" presentation:style-name="a698" draw:name="Titel 1" svg:x="0in" svg:y="2.4086in" svg:width="13.33333in" svg:height="0.84325in" presentation:class="title" presentation:placeholder="false">
          <draw:text-box>
            <text:p text:style-name="a697" text:class-names="" text:cond-style-name=""><text:span text:style-name="a696" text:class-names="">Parkhaus Simulation für Frauen</text:span></text:p>
          </draw:text-box>
          <svg:title/>
          <svg:desc/>
        </draw:frame>
        <draw:frame draw:id="id70" presentation:style-name="a702" draw:name="Untertitel 2" svg:x="0in" svg:y="3.25185in" svg:width="13.33333in" svg:height="0.44786in" presentation:class="subtitle" presentation:placeholder="false">
          <draw:text-box>
            <text:p text:style-name="a701" text:class-names="" text:cond-style-name=""><text:span text:style-name="a699" text:class-names=""><text:s text:c="97"/></text:span><text:span text:style-name="a700" text:class-names="">von Aylin Artut</text:span></text:p>
          </draw:text-box>
          <svg:title/>
          <svg:desc/>
        </draw:frame>
        <presentation:notes draw:style-name="a708">
          <draw:page-thumbnail draw:page-number="1" svg:x="0.75in" svg:y="1.25in" svg:width="6in" svg:height="3.375in" presentation:class="page" draw:id="id71" presentation:style-name="a703" draw:name="Folienbildplatzhalter 1">
            <svg:title/>
            <svg:desc/>
          </draw:page-thumbnail>
          <draw:frame draw:id="id72" presentation:style-name="a704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73" draw:style-name="a707" draw:name="Foliennummernplatzhalter 3" svg:x="4.24826in" svg:y="9.49826in" svg:width="3.25in" svg:height="0.50174in">
            <draw:text-box>
              <text:p text:style-name="a706" text:class-names="" text:cond-style-name=""><text:span text:style-name="a7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09" draw:master-page-name="Master1-Layout2-obj-Titel-und-Inhalt" presentation:presentation-page-layout-name="Master1-PPL2" draw:id="Slide-257">
        <draw:frame draw:id="id74" presentation:style-name="a712" draw:name="Titel 1" svg:x="0.91667in" svg:y="0.39931in" svg:width="11.5in" svg:height="1.44965in" presentation:class="title" presentation:placeholder="false">
          <draw:text-box>
            <text:p text:style-name="a711" text:class-names="" text:cond-style-name=""><text:span text:style-name="a710" text:class-names="">Inhaltsverzeichnis</text:span></text:p>
          </draw:text-box>
          <svg:title/>
          <svg:desc/>
        </draw:frame>
        <draw:frame draw:id="id75" presentation:style-name="a717" draw:name="Inhaltsplatzhalter 2" svg:x="0.91667in" svg:y="1.99653in" svg:width="11.5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3" text:class-names="">…</text:span><text:span text:style-name="a7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.07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Kopfzeilenplatzhalt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umsplatzhalt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0.07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Folienbildplatzhalter 3">
          <svg:title/>
          <svg:desc/>
        </draw:page-thumbnail>
        <draw:frame draw:id="id8" presentation:style-name="a52" draw:name="Notizenplatzhalt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Formatvorlagen des Textmasters bearbeite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Zweite Ebene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ußzeilenplatzhalt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Foliennummernplatzhalt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Titelmasterformat durch Klicken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Formatvorlage des Untertitelmasters durch Klicken bearbeiten</text:span></text:p>
        </draw:text-box>
        <svg:title/>
        <svg:desc/>
      </draw:frame>
      <draw:frame draw:id="id13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.07.2021</text:date></text:span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Kopfzeilenplatzhalt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umsplatzhalt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0.07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Folienbildplatzhalter 3">
          <svg:title/>
          <svg:desc/>
        </draw:page-thumbnail>
        <draw:frame draw:id="id8" presentation:style-name="a99" draw:name="Notizenplatzhalt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Formatvorlagen des Textmasters bearbeiten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Zweite Ebene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ußzeilenplatzhalt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Foliennummernplatzhalt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Titelmasterformat durch Klicken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Formatvorlagen des Textmasters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umsplatzhalt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0.07.2021</text:date></text:span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Kopfzeilenplatzhalt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umsplatzhalt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0.07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Folienbildplatzhalter 3">
          <svg:title/>
          <svg:desc/>
        </draw:page-thumbnail>
        <draw:frame draw:id="id8" presentation:style-name="a159" draw:name="Notizenplatzhalt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Formatvorlagen des Textmasters bearbeiten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Zweite Ebene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ußzeilenplatzhalt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Titelmasterformat durch Klicken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Formatvorlagen des Textmasters bearbeiten</text:span></text:p>
            </text:list-item>
          </text:list>
        </draw:text-box>
        <svg:title/>
        <svg:desc/>
      </draw:frame>
      <draw:frame draw:id="id23" presentation:style-name="a178" draw:name="Datumsplatzhalt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0.07.2021</text:date></text:span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Kopfzeilenplatzhalt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umsplatzhalt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0.07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Folienbildplatzhalter 3">
          <svg:title/>
          <svg:desc/>
        </draw:page-thumbnail>
        <draw:frame draw:id="id8" presentation:style-name="a207" draw:name="Notizenplatzhalt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Formatvorlagen des Textmasters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ußzeilenplatzhalt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Foliennummernplatzhalt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Titelmasterformat durch Klicken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Formatvorlagen des Textmasters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Formatvorlagen des Textmasters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umsplatzhalt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0.07.2021</text:date></text:span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Kopfzeilenplatzhalt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umsplatzhalt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0.07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Folienbildplatzhalter 3">
          <svg:title/>
          <svg:desc/>
        </draw:page-thumbnail>
        <draw:frame draw:id="id8" presentation:style-name="a283" draw:name="Notizenplatzhalt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Formatvorlagen des Textmasters bearbeiten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Zweite Ebene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ußzeilenplatzhalt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Foliennummernplatzhalt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Titelmasterformat durch Klicken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Formatvorlagen des Textmasters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Formatvorlagen des Textmasters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Formatvorlagen des Textmasters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Formatvorlagen des Textmasters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umsplatzhalt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0.07.2021</text:date></text:span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Kopfzeilenplatzhalt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umsplatzhalt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0.07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Folienbildplatzhalter 3">
          <svg:title/>
          <svg:desc/>
        </draw:page-thumbnail>
        <draw:frame draw:id="id8" presentation:style-name="a367" draw:name="Notizenplatzhalt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Formatvorlagen des Textmasters bearbeiten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Zweite Ebene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ußzeilenplatzhalt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Foliennummernplatzhalt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Titelmasterformat durch Klicken bearbeiten</text:span></text:p>
        </draw:text-box>
        <svg:title/>
        <svg:desc/>
      </draw:frame>
      <draw:frame draw:id="id41" presentation:style-name="a382" draw:name="Datumsplatzhalt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0.07.2021</text:date></text:span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Kopfzeilenplatzhalt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umsplatzhalt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0.07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Folienbildplatzhalter 3">
          <svg:title/>
          <svg:desc/>
        </draw:page-thumbnail>
        <draw:frame draw:id="id8" presentation:style-name="a411" draw:name="Notizenplatzhalt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Formatvorlagen des Textmasters bearbeiten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Zweite Ebene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ußzeilenplatzhalt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Foliennummernplatzhalt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3" draw:name="Datumsplatzhalt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0.07.2021</text:date></text:span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Kopfzeilenplatzhalt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umsplatzhalt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0.07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Folienbildplatzhalter 3">
          <svg:title/>
          <svg:desc/>
        </draw:page-thumbnail>
        <draw:frame draw:id="id8" presentation:style-name="a452" draw:name="Notizenplatzhalt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Formatvorlagen des Textmasters bearbeiten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weite Eben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ußzeilenplatzhalt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Foliennummernplatzhalt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Titelmasterformat durch Klicken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Formatvorlagen des Textmasters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487" draw:name="Datumsplatzhalt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0.07.2021</text:date></text:span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Kopfzeilenplatzhalt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umsplatzhalt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0.07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Folienbildplatzhalter 3">
          <svg:title/>
          <svg:desc/>
        </draw:page-thumbnail>
        <draw:frame draw:id="id8" presentation:style-name="a516" draw:name="Notizenplatzhalt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Formatvorlagen des Textmasters bearbeiten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Zweite Ebene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ußzeilenplatzhalt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Foliennummernplatzhalt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Titelmasterformat durch Klicken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Formatvorlagen des Textmasters bearbeiten</text:span></text:p>
            </text:list-item>
          </text:list>
        </draw:text-box>
        <svg:title/>
        <svg:desc/>
      </draw:frame>
      <draw:frame draw:id="id56" presentation:style-name="a538" draw:name="Datumsplatzhalt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0.07.2021</text:date></text:span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Kopfzeilenplatzhalt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umsplatzhalt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0.07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Folienbildplatzhalter 3">
          <svg:title/>
          <svg:desc/>
        </draw:page-thumbnail>
        <draw:frame draw:id="id8" presentation:style-name="a567" draw:name="Notizenplatzhalt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Formatvorlagen des Textmasters bearbeiten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Zweite Ebene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ußzeilenplatzhalt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Foliennummernplatzhalt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Titelmasterformat durch Klicken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Formatvorlagen des Textmasters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umsplatzhalt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0.07.2021</text:date></text:span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Kopfzeilenplatzhalt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umsplatzhalt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0.07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Folienbildplatzhalter 3">
          <svg:title/>
          <svg:desc/>
        </draw:page-thumbnail>
        <draw:frame draw:id="id8" presentation:style-name="a627" draw:name="Notizenplatzhalt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Formatvorlagen des Textmasters bearbeiten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Zweite Ebene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ußzeilenplatzhalt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oliennummernplatzhalt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Titelmasterformat durch Klicken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Formatvorlagen des Textmasters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umsplatzhalt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0.07.2021</text:date></text:span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Kopfzeilenplatzhalt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umsplatzhalt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0.07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Folienbildplatzhalter 3">
          <svg:title/>
          <svg:desc/>
        </draw:page-thumbnail>
        <draw:frame draw:id="id8" presentation:style-name="a687" draw:name="Notizenplatzhalt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Formatvorlagen des Textmasters bearbeiten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Zweite Ebene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ußzeilenplatzhalt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liennummernplatzhalt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aylin.artut@365h-brs.de</meta:initial-creator>
    <dc:creator>aylin.artut@365h-brs.de</dc:creator>
    <meta:creation-date>2021-07-10T11:44:52Z</meta:creation-date>
    <dc:date>2021-07-10T21:53:53Z</dc:date>
    <meta:editing-cycles>6</meta:editing-cycles>
    <meta:editing-duration>PT0S</meta:editing-duration>
    <meta:document-statistic meta:paragraph-count="5" meta:word-count="11"/>
  </office:meta>
</office:document-meta>
</file>